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38633" officeooo:paragraph-rsid="00038633"/>
    </style:style>
    <style:style style:name="P2" style:family="paragraph" style:parent-style-name="Standard">
      <style:text-properties fo:font-weight="normal" officeooo:rsid="00038633" officeooo:paragraph-rsid="00038633" style:font-weight-asian="normal" style:font-weight-complex="normal"/>
    </style:style>
    <style:style style:name="P3" style:family="paragraph" style:parent-style-name="Standard">
      <style:text-properties fo:font-weight="normal" officeooo:rsid="000532b3" officeooo:paragraph-rsid="000532b3" style:font-weight-asian="normal" style:font-weight-complex="normal"/>
    </style:style>
    <style:style style:name="P4" style:family="paragraph" style:parent-style-name="Standard">
      <style:text-properties fo:font-weight="normal" officeooo:rsid="00056e79" officeooo:paragraph-rsid="00056e79" style:font-weight-asian="normal" style:font-weight-complex="normal"/>
    </style:style>
    <style:style style:name="P5" style:family="paragraph" style:parent-style-name="Standard">
      <style:text-properties officeooo:rsid="000a0af7" officeooo:paragraph-rsid="000a0af7"/>
    </style:style>
    <style:style style:name="P6" style:family="paragraph" style:parent-style-name="Standard">
      <style:text-properties officeooo:rsid="000bbcf4" officeooo:paragraph-rsid="000bcd8e"/>
    </style:style>
    <style:style style:name="P7" style:family="paragraph" style:parent-style-name="Standard">
      <style:text-properties officeooo:paragraph-rsid="000bcd8e"/>
    </style:style>
    <style:style style:name="P8" style:family="paragraph" style:parent-style-name="Standard">
      <style:text-properties fo:font-weight="bold" officeooo:rsid="00038633" officeooo:paragraph-rsid="00038633" style:font-weight-asian="bold" style:font-weight-complex="bold"/>
    </style:style>
    <style:style style:name="P9" style:family="paragraph" style:parent-style-name="Standard">
      <style:text-properties fo:font-weight="bold" officeooo:rsid="000532b3" officeooo:paragraph-rsid="000532b3" style:font-weight-asian="bold" style:font-weight-complex="bold"/>
    </style:style>
    <style:style style:name="P10" style:family="paragraph" style:parent-style-name="Standard">
      <style:text-properties fo:color="#21409a" style:text-position="super 58%" officeooo:rsid="000951b4"/>
    </style:style>
    <style:style style:name="P11" style:family="paragraph" style:parent-style-name="Standard">
      <style:text-properties fo:font-style="normal" officeooo:rsid="000bbcf4" officeooo:paragraph-rsid="000a0af7" style:font-style-asian="normal" style:font-style-complex="normal"/>
    </style:style>
    <style:style style:name="P12" style:family="paragraph" style:parent-style-name="Standard">
      <style:text-properties fo:font-style="normal" officeooo:rsid="000bcd8e" officeooo:paragraph-rsid="000bcd8e" style:font-style-asian="normal" style:font-style-complex="normal"/>
    </style:style>
    <style:style style:name="P13" style:family="paragraph" style:parent-style-name="Standard">
      <style:text-properties fo:font-style="normal" fo:font-weight="bold" officeooo:rsid="000bcd8e" officeooo:paragraph-rsid="000bcd8e" style:font-style-asian="normal" style:font-weight-asian="bold" style:font-style-complex="normal" style:font-weight-complex="bold"/>
    </style:style>
    <style:style style:name="P14" style:family="paragraph" style:parent-style-name="Standard">
      <style:text-properties fo:font-style="normal" fo:font-weight="normal" officeooo:rsid="000bcd8e" officeooo:paragraph-rsid="000bcd8e" style:font-style-asian="normal" style:font-weight-asian="normal" style:font-style-complex="normal" style:font-weight-complex="normal"/>
    </style:style>
    <style:style style:name="P15" style:family="paragraph" style:parent-style-name="Standard">
      <style:text-properties style:font-name="Liberation Serif1" officeooo:rsid="000bcd8e" officeooo:paragraph-rsid="000bcd8e" style:font-name-asian="Liberation Serif1" style:font-name-complex="Liberation Serif1"/>
    </style:style>
    <style:style style:name="P16" style:family="paragraph" style:parent-style-name="Standard">
      <style:text-properties fo:font-weight="normal" officeooo:rsid="00056e79" officeooo:paragraph-rsid="00056e79" style:font-weight-asian="normal" style:font-weight-complex="normal"/>
    </style:style>
    <style:style style:name="P17" style:family="paragraph" style:parent-style-name="Standard">
      <style:text-properties fo:font-weight="normal" officeooo:rsid="000dde00" officeooo:paragraph-rsid="000dde00" style:font-weight-asian="normal" style:font-weight-complex="normal"/>
    </style:style>
    <style:style style:name="P18" style:family="paragraph" style:parent-style-name="Standard">
      <style:text-properties officeooo:rsid="000dde00" officeooo:paragraph-rsid="000dde00"/>
    </style:style>
    <style:style style:name="P19" style:family="paragraph" style:parent-style-name="Standard">
      <style:text-properties officeooo:paragraph-rsid="000e610c"/>
    </style:style>
    <style:style style:name="P20" style:family="paragraph" style:parent-style-name="Standard">
      <style:text-properties officeooo:rsid="000e610c" officeooo:paragraph-rsid="000e610c"/>
    </style:style>
    <style:style style:name="P21" style:family="paragraph" style:parent-style-name="Standard">
      <style:text-properties officeooo:rsid="000fc457" officeooo:paragraph-rsid="000fc457"/>
    </style:style>
    <style:style style:name="P22" style:family="paragraph" style:parent-style-name="Standard">
      <style:text-properties officeooo:paragraph-rsid="000fc457"/>
    </style:style>
    <style:style style:name="P23" style:family="paragraph">
      <style:paragraph-properties fo:text-align="center"/>
    </style:style>
    <style:style style:name="P24" style:family="paragraph">
      <style:paragraph-properties fo:text-align="center"/>
      <style:text-properties fo:font-size="12pt"/>
    </style:style>
    <style:style style:name="T1" style:family="text">
      <style:text-properties fo:font-weight="bold" style:font-weight-asian="bold" style:font-weight-complex="bold"/>
    </style:style>
    <style:style style:name="T2" style:family="text">
      <style:text-properties fo:font-weight="bold" officeooo:rsid="000bcd8e" style:font-weight-asian="bold" style:font-weight-complex="bold"/>
    </style:style>
    <style:style style:name="T3" style:family="text">
      <style:text-properties officeooo:rsid="000532b3"/>
    </style:style>
    <style:style style:name="T4" style:family="text">
      <style:text-properties style:text-position="sub 58%"/>
    </style:style>
    <style:style style:name="T5" style:family="text">
      <style:text-properties style:text-position="sub 58%" style:font-name="Liberation Serif1" fo:font-weight="bold" officeooo:rsid="000bcd8e" style:font-name-asian="Liberation Serif1" style:font-weight-asian="bold" style:font-name-complex="Liberation Serif1" style:font-weight-complex="bold"/>
    </style:style>
    <style:style style:name="T6" style:family="text">
      <style:text-properties officeooo:rsid="00056e79"/>
    </style:style>
    <style:style style:name="T7" style:family="text">
      <style:text-properties officeooo:rsid="000573fb"/>
    </style:style>
    <style:style style:name="T8" style:family="text">
      <style:text-properties officeooo:rsid="0006ccac"/>
    </style:style>
    <style:style style:name="T9" style:family="text">
      <style:text-properties fo:color="#ce181e"/>
    </style:style>
    <style:style style:name="T10" style:family="text">
      <style:text-properties fo:color="#ce181e" officeooo:rsid="000e610c"/>
    </style:style>
    <style:style style:name="T11" style:family="text">
      <style:text-properties fo:color="#ce181e" officeooo:rsid="00112786"/>
    </style:style>
    <style:style style:name="T12" style:family="text">
      <style:text-properties fo:color="#ce181e" officeooo:rsid="0013a05c"/>
    </style:style>
    <style:style style:name="T13" style:family="text">
      <style:text-properties fo:color="#ce181e" officeooo:rsid="0013ba7a"/>
    </style:style>
    <style:style style:name="T14" style:family="text">
      <style:text-properties style:text-position="super 58%" style:font-name="Liberation Serif1" fo:font-weight="bold" officeooo:rsid="000bcd8e" style:font-name-asian="Liberation Serif1" style:font-weight-asian="bold" style:font-name-complex="Liberation Serif1" style:font-weight-complex="bold"/>
    </style:style>
    <style:style style:name="T15" style:family="text">
      <style:text-properties style:text-position="super 58%" officeooo:rsid="0013a05c"/>
    </style:style>
    <style:style style:name="T16" style:family="text">
      <style:text-properties style:text-position="super 58%" officeooo:rsid="0013ba7a"/>
    </style:style>
    <style:style style:name="T17" style:family="text">
      <style:text-properties fo:color="#21409a" style:text-position="super 58%"/>
    </style:style>
    <style:style style:name="T18" style:family="text">
      <style:text-properties fo:color="#21409a" style:text-position="super 58%" fo:background-color="transparent" loext:char-shading-value="0"/>
    </style:style>
    <style:style style:name="T19" style:family="text">
      <style:text-properties fo:color="#21409a" style:text-position="super 58%" fo:font-weight="normal" officeooo:rsid="000dde00" style:font-weight-asian="normal" style:font-weight-complex="normal"/>
    </style:style>
    <style:style style:name="T20" style:family="text">
      <style:text-properties fo:color="#21409a" style:text-position="super 58%" officeooo:rsid="000e610c"/>
    </style:style>
    <style:style style:name="T21" style:family="text">
      <style:text-properties fo:color="#21409a" style:text-position="super 58%" officeooo:rsid="000fc457"/>
    </style:style>
    <style:style style:name="T22" style:family="text">
      <style:text-properties fo:color="#21409a" style:text-position="super 58%" officeooo:rsid="00112786"/>
    </style:style>
    <style:style style:name="T23" style:family="text">
      <style:text-properties fo:color="#21409a" style:text-position="super 58%" officeooo:rsid="0012f935"/>
    </style:style>
    <style:style style:name="T24" style:family="text">
      <style:text-properties fo:color="#21409a" style:text-position="super 58%" officeooo:rsid="0013a05c"/>
    </style:style>
    <style:style style:name="T25" style:family="text">
      <style:text-properties fo:color="#21409a" style:text-position="super 58%" officeooo:rsid="0013ba7a"/>
    </style:style>
    <style:style style:name="T26" style:family="text">
      <style:text-properties fo:color="#21409a" style:text-position="0% 100%" officeooo:rsid="000e610c"/>
    </style:style>
    <style:style style:name="T27" style:family="text">
      <style:text-properties officeooo:rsid="000bbcf4"/>
    </style:style>
    <style:style style:name="T28" style:family="text">
      <style:text-properties fo:font-style="italic" officeooo:rsid="000bbcf4" style:font-style-asian="italic" style:font-style-complex="italic"/>
    </style:style>
    <style:style style:name="T29" style:family="text">
      <style:text-properties fo:font-style="normal" style:font-style-asian="normal" style:font-style-complex="normal"/>
    </style:style>
    <style:style style:name="T30" style:family="text">
      <style:text-properties fo:font-style="normal" officeooo:rsid="000bbcf4" style:font-style-asian="normal" style:font-style-complex="normal"/>
    </style:style>
    <style:style style:name="T31" style:family="text">
      <style:text-properties fo:font-style="normal" officeooo:rsid="000bcd8e" style:font-style-asian="normal" style:font-style-complex="normal"/>
    </style:style>
    <style:style style:name="T32" style:family="text">
      <style:text-properties officeooo:rsid="000bcd8e"/>
    </style:style>
    <style:style style:name="T33" style:family="text">
      <style:text-properties style:font-name="Liberation Serif1" officeooo:rsid="000bcd8e" style:font-name-asian="Liberation Serif1" style:font-name-complex="Liberation Serif1"/>
    </style:style>
    <style:style style:name="T34" style:family="text">
      <style:text-properties style:font-name="Liberation Serif1" fo:font-weight="bold" officeooo:rsid="000bcd8e" style:font-name-asian="Liberation Serif1" style:font-weight-asian="bold" style:font-name-complex="Liberation Serif1" style:font-weight-complex="bold"/>
    </style:style>
    <style:style style:name="T35" style:family="text">
      <style:text-properties fo:font-weight="normal" officeooo:rsid="0006ccac" style:font-weight-asian="normal" style:font-weight-complex="normal"/>
    </style:style>
    <style:style style:name="T36" style:family="text">
      <style:text-properties fo:font-weight="normal" officeooo:rsid="000dde00" style:font-weight-asian="normal" style:font-weight-complex="normal"/>
    </style:style>
    <style:style style:name="T37" style:family="text">
      <style:text-properties officeooo:rsid="000e610c"/>
    </style:style>
    <style:style style:name="T38" style:family="text">
      <style:text-properties officeooo:rsid="000fc457"/>
    </style:style>
    <style:style style:name="T39" style:family="text">
      <style:text-properties officeooo:rsid="0012f935"/>
    </style:style>
    <style:style style:name="T40" style:family="text">
      <style:text-properties officeooo:rsid="0013a05c"/>
    </style:style>
    <style:style style:name="T41" style:family="text">
      <style:text-properties officeooo:rsid="0013ba7a"/>
    </style:style>
    <style:style style:name="gr1" style:family="graphic">
      <style:graphic-properties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marker-start=""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799in" draw:marker-start="Square" draw:marker-start-width="0.2575in" draw:marker-end="Arrow" draw:marker-end-width="0.1882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style:style>
    <style:style style:name="gr5" style:family="graphic">
      <style:graphic-properties draw:marker-start=""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van Alejandre</text:p>
      <text:p text:style-name="P1">CST 370, ID: 8889</text:p>
      <text:p text:style-name="P1">2/10/2020</text:p>
      <text:p text:style-name="P1"/>
      <text:p text:style-name="P1">Homework 5</text:p>
      <text:p text:style-name="P1"/>
      <text:p text:style-name="P1">1) Given the preorder sequence 30, 20, 10, 15, 25, 23, 39, 35, 42, find the postorder sequence</text:p>
      <text:p text:style-name="P1"/>
      <text:p text:style-name="P1"><draw:line text:anchor-type="paragraph" draw:z-index="1" draw:name="Shape2" draw:style-name="gr1" draw:text-style-name="P23" svg:x1="2.4634in" svg:y1="0.4047in" svg:x2="2.1181in" svg:y2="0.1839in"><text:p/></draw:line>Binary tree: <text:tab/><text:tab/><text:tab/>30</text:p>
      <text:p text:style-name="P1"><draw:line text:anchor-type="paragraph" draw:z-index="0" draw:name="Shape1" draw:style-name="gr1" draw:text-style-name="P23" svg:x1="1.6756in" svg:y1="0.2008in" svg:x2="1.9291in" svg:y2="0.0445in"><text:p/></draw:line></text:p>
      <text:p text:style-name="P1"><draw:line text:anchor-type="paragraph" draw:z-index="3" draw:name="Shape4" draw:style-name="gr1" draw:text-style-name="P23" svg:x1="2.261in" svg:y1="0.4126in" svg:x2="2.4567in" svg:y2="0.1846in"><text:p/></draw:line><draw:line text:anchor-type="paragraph" draw:z-index="2" draw:name="Shape3" draw:style-name="gr1" draw:text-style-name="P23" svg:x1="2.9972in" svg:y1="0.4063in" svg:x2="2.639in" svg:y2="0.178in"><text:p/></draw:line><text:tab/><text:tab/><text:tab/>20<text:tab/><text:tab/>39</text:p>
      <text:p text:style-name="P1"><draw:line text:anchor-type="paragraph" draw:z-index="4" draw:name="Shape5" draw:style-name="gr1" draw:text-style-name="P23" svg:x1="1.7732in" svg:y1="0.1882in" svg:x2="1.6689in" svg:y2="0.0453in"><text:p/></draw:line><draw:line text:anchor-type="paragraph" draw:z-index="5" draw:name="Shape6" draw:style-name="gr1" draw:text-style-name="P23" svg:x1="1.1484in" svg:y1="0.1882in" svg:x2="1.3559in" svg:y2="0.0516in"><text:p/></draw:line></text:p>
      <text:p text:style-name="P1"><text:tab/><text:tab/>10<text:tab/> <text:s text:c="5"/>25 <text:s text:c="5"/>35<text:tab/><text:tab/>42</text:p>
      <text:p text:style-name="P1"><draw:line text:anchor-type="paragraph" draw:z-index="6" draw:name="Shape7" draw:style-name="gr1" draw:text-style-name="P24" svg:x1="1.239in" svg:y1="0.2319in" svg:x2="1.1346in" svg:y2="0.0126in"><text:p/></draw:line><draw:line text:anchor-type="paragraph" draw:z-index="7" draw:name="Shape8" draw:style-name="gr1" draw:text-style-name="P23" svg:x1="1.6563in" svg:y1="0.2083in" svg:x2="1.6953in" svg:y2="0.1437in"><text:p/></draw:line></text:p>
      <text:p text:style-name="P1"><text:tab/><text:tab/> <text:s text:c="4"/>15<text:tab/> <text:s/>23</text:p>
      <text:p text:style-name="P1"/>
      <text:p text:style-name="P1">Post order sequence: visit left subtree first, then right subtree, then root</text:p>
      <text:p text:style-name="P1"><text:tab/><text:tab/>Answer <text:span text:style-name="T1">D: 15, 10, 23, 25, 20, 35, 42, 39, 30.</text:span></text:p>
      <text:p text:style-name="P8"/>
      <text:p text:style-name="P8"/>
      <text:p text:style-name="P2">2a) inorder traversal: &lt;left subtree&gt; &lt;root&gt; &lt;right subtree&gt; order</text:p>
      <text:p text:style-name="P2"><text:tab/><text:span text:style-name="T1">10, 20, 30, 40, 50, 60, 70, 80, 90, 100</text:span></text:p>
      <text:p text:style-name="P2">2b) preorder traversal: &lt;root&gt;&lt;left subtree&gt;&lt;right subtree&gt; order</text:p>
      <text:p text:style-name="P2"><text:tab/><text:span text:style-name="T1">80, 30, 20, 10, 40, 50, 60, 70, 90, 100</text:span></text:p>
      <text:p text:style-name="P2">2c) postorder traversal: &lt;left subtree&gt;&lt;right subtree&gt;&lt;root&gt; order</text:p>
      <text:p text:style-name="P2"><text:tab/><text:span text:style-name="T1">10, 20, 40, 50, 70, 60, 30, 100, 90, 80</text:span></text:p>
      <text:p text:style-name="P2"/>
      <text:p text:style-name="P2"/>
      <text:p text:style-name="P2">3) F goes first as it is the only source node. All other nodes have arrows going into and out of their nodes.</text:p>
      <text:p text:style-name="P2"/>
      <text:p text:style-name="P2"><draw:line text:anchor-type="paragraph" draw:z-index="8" draw:name="Shape9" draw:style-name="gr2" draw:text-style-name="P23" svg:x1="0.7311in" svg:y1="0.1299in" svg:x2="1.402in" svg:y2="0.1299in"><text:p/></draw:line><draw:line text:anchor-type="paragraph" draw:z-index="9" draw:name="Shape10" draw:style-name="gr2" draw:text-style-name="P23" svg:x1="1.6429in" svg:y1="0.098in" svg:x2="2.424in" svg:y2="0.098in"><text:p/></draw:line><draw:line text:anchor-type="paragraph" draw:z-index="10" draw:name="Shape11" draw:style-name="gr2" draw:text-style-name="P23" svg:x1="2.6327in" svg:y1="0.1102in" svg:x2="3.3945in" svg:y2="0.1102in"><text:p/></draw:line><text:tab/><text:span text:style-name="T3">A<text:tab/><text:tab/>B<text:tab/><text:tab/>C<text:tab/><text:tab/>D</text:span></text:p>
      <text:p text:style-name="P2"><draw:line text:anchor-type="paragraph" draw:z-index="11" draw:name="Shape12" draw:style-name="gr2" draw:text-style-name="P23" svg:x1="3.4004in" svg:y1="0.0362in" svg:x2="3.1075in" svg:y2="0.2189in"><text:p/></draw:line><draw:line text:anchor-type="paragraph" draw:z-index="12" draw:name="Shape13" draw:style-name="gr2" draw:text-style-name="P23" svg:x1="0.9594in" svg:y1="0.2252in" svg:x2="0.6339in" svg:y2="0.0035in"><text:p/></draw:line></text:p>
      <text:p text:style-name="P2"><text:tab/><text:tab/><text:span text:style-name="T3">E<text:tab/><text:tab/><text:tab/><text:tab/>G</text:span></text:p>
      <text:p text:style-name="P3">E is next source, remove.</text:p>
      <text:p text:style-name="P3"/>
      <text:p text:style-name="P3"><draw:line text:anchor-type="paragraph" draw:z-index="13" draw:name="Shape14" draw:style-name="gr2" draw:text-style-name="P23" svg:x1="0.6728in" svg:y1="0.1091in" svg:x2="1.4409in" svg:y2="0.1091in"><text:p/></draw:line><draw:line text:anchor-type="paragraph" draw:z-index="14" draw:name="Shape15" draw:style-name="gr2" draw:text-style-name="P23" svg:x1="1.6492in" svg:y1="0.1028in" svg:x2="2.4244in" svg:y2="0.1028in"><text:p/></draw:line><draw:line text:anchor-type="paragraph" draw:z-index="15" draw:name="Shape16" draw:style-name="gr2" draw:text-style-name="P23" svg:x1="2.6583in" svg:y1="0.1028in" svg:x2="3.4272in" svg:y2="0.1028in"><text:p/></draw:line><text:tab/>A<text:tab/><text:tab/>B<text:tab/><text:tab/>C<text:tab/><text:tab/>D</text:p>
      <text:p text:style-name="P3"><draw:line text:anchor-type="paragraph" draw:z-index="16" draw:name="Shape17" draw:style-name="gr2" draw:text-style-name="P23" svg:x1="3.4791in" svg:y1="0.0091in" svg:x2="3.0882in" svg:y2="0.2429in"><text:p/></draw:line><text:tab/><text:tab/><text:tab/><text:tab/><text:tab/></text:p>
      <text:p text:style-name="P3"><text:tab/><text:tab/><text:tab/><text:tab/><text:tab/><text:tab/>G</text:p>
      <text:p text:style-name="P3"/>
      <text:p text:style-name="P3">The pattern should be apparent now, but the next source is A, followed by B, then C, then D, and finally G.</text:p>
      <text:p text:style-name="P3"/>
      <text:p text:style-name="P3">Topological sorting: <text:span text:style-name="T1">F, E, A, B, C, D, G</text:span></text:p>
      <text:p text:style-name="P9"/>
      <text:p text:style-name="P9"/>
      <text:p text:style-name="P9"/>
      <text:p text:style-name="P9"/>
      <text:p text:style-name="P9"/>
      <text:p text:style-name="P3"><text:soft-page-break/>4a) The problem is unclear whether the boys and boat start at the same side as the soldiers. For this answer, we’ll assume that the boys are on the opposite side of the river. It’ll take a total of 4 one way trips to ferry one soldier.</text:p>
      <text:p text:style-name="P3"/>
      <text:p text:style-name="P3">0) S<text:span text:style-name="T4">n</text:span> <text:tab/><text:tab/><text:tab/><text:tab/><text:tab/>bbB <text:s/><text:tab/>// <text:span text:style-name="T6">initial set up</text:span></text:p>
      <text:p text:style-name="P3">1) S<text:span text:style-name="T4">n</text:span> + bB<text:tab/><text:tab/><text:tab/><text:tab/>b<text:tab/>// <text:span text:style-name="T6">one boy takes boat across</text:span></text:p>
      <text:p text:style-name="P3">2) S<text:span text:style-name="T4">n-1</text:span> + b<text:tab/><text:tab/><text:tab/><text:tab/>SbB<text:tab/>// <text:span text:style-name="T6">solider returns boat</text:span></text:p>
      <text:p text:style-name="P3">3) S<text:span text:style-name="T4">n-1</text:span> + bbB<text:tab/><text:tab/><text:tab/><text:tab/>S<text:tab/>// <text:span text:style-name="T6">second boy takes boat back</text:span></text:p>
      <text:p text:style-name="P3">4) S<text:span text:style-name="T4">n-1</text:span><text:tab/><text:tab/><text:tab/><text:tab/><text:tab/>SbbB<text:tab/>// <text:span text:style-name="T6">both boys return boat to reset the loop</text:span></text:p>
      <text:p text:style-name="P3"/>
      <text:p text:style-name="P3">looking at the above, step 0 is our initial set up where the soldiers are on the left and the two boys (b) and the boat (B) are on the right.</text:p>
      <text:p text:style-name="P3">In step 1, one boy takes the boat across the river.</text:p>
      <text:p text:style-name="P3">Step 2, a soldier takes the boat back across to the other boy.</text:p>
      <text:p text:style-name="P3">Step 3, the second boy on the right takes the boat back to the soldiers</text:p>
      <text:p text:style-name="P3">Step 4, both boys return the boat to the right side. We’re now back to our initial set up with the key difference of one soldier having crossed.</text:p>
      <text:p text:style-name="P3"/>
      <text:p text:style-name="P3">4b) If it takes 4 one way trips to ferry one soldier, then the boat will need to take <text:span text:style-name="T1">4*N one way trips </text:span>to ferry all soldiers. If we don’t care that the boys end up on the same side of the river as they started, then it’ll take 4*N-1 trips.</text:p>
      <text:p text:style-name="P3"/>
      <text:p text:style-name="P3"/>
      <text:p text:style-name="P4">5a) No, node 6 has balance factor -2</text:p>
      <text:p text:style-name="P4">5b) <text:span text:style-name="T7">No, not a binary tree. Nodes 2 and 7 are in the wrong positions.</text:span></text:p>
      <text:p text:style-name="P4">5c) Yes, nodes 50, 12, 23 have balance factor 1, all others have 0.</text:p>
      <text:p text:style-name="P4"/>
      <text:p text:style-name="P4"/>
      <text:p text:style-name="P4">6) <text:span text:style-name="T8">C, O, M, P, U, T, E, R <text:tab/><text:tab/>--- rotate &lt;direction&gt;, &lt;pivot node&gt;</text:span></text:p>
      <text:p text:style-name="P17">step 1:<text:tab/><text:tab/><text:tab/>C</text:p>
      <text:p text:style-name="P17"/>
      <text:p text:style-name="P17"><draw:line text:anchor-type="paragraph" draw:z-index="56" draw:name="Shape65" draw:style-name="gr6" draw:text-style-name="P23" svg:x1="1.9291in" svg:y1="0.4181in" svg:x2="1.6366in" svg:y2="0.1772in"><text:p/></draw:line>step 2:<text:tab/><text:tab/><text:tab/>C<text:span text:style-name="T17">-</text:span><text:span text:style-name="T22">1</text:span></text:p>
      <text:p text:style-name="P17"/>
      <text:p text:style-name="P17"><text:tab/><text:tab/><text:tab/><text:tab/>O<text:span text:style-name="T22">0</text:span></text:p>
      <text:p text:style-name="P17"/>
      <text:p text:style-name="P17"><draw:line text:anchor-type="paragraph" draw:z-index="17" draw:name="Shape18" draw:style-name="gr3" draw:text-style-name="P23" svg:x1="1.6819in" svg:y1="0.1591in" svg:x2="2.0012in" svg:y2="0.387in"><text:p/></draw:line><draw:line text:anchor-type="paragraph" draw:z-index="19" draw:name="Shape20" draw:style-name="gr3" draw:text-style-name="P23" svg:x1="3.5764in" svg:y1="0.1591in" svg:x2="3.948in" svg:y2="0.4327in"><text:p/></draw:line><draw:line text:anchor-type="paragraph" draw:z-index="21" draw:name="Shape22" draw:style-name="gr3" draw:text-style-name="P23" svg:x1="5.8945in" svg:y1="0.1661in" svg:x2="5.5689in" svg:y2="0.4327in"><text:p/></draw:line><draw:line text:anchor-type="paragraph" draw:z-index="22" draw:name="Shape23" draw:style-name="gr3" draw:text-style-name="P23" svg:x1="6.0638in" svg:y1="0.1528in" svg:x2="6.3827in" svg:y2="0.4264in"><text:p/></draw:line>step 3:<text:tab/><text:tab/><text:tab/>C<text:span text:style-name="T17">-2</text:span><text:tab/><text:tab/><text:tab/><text:tab/>C<text:tab/><text:tab/><text:tab/><text:tab/><text:tab/>M</text:p>
      <text:p text:style-name="P17"><text:tab/><text:tab/><text:tab/> <text:s text:c="4"/><text:span text:style-name="T9">R</text:span><text:tab/><text:tab/>rotate R, <text:span text:style-name="T41">O<text:tab/><text:tab/><text:tab/> <text:s/>rotate L, C</text:span></text:p>
      <text:p text:style-name="P17"><draw:line text:anchor-type="paragraph" draw:z-index="20" draw:name="Shape21" draw:style-name="gr3" draw:text-style-name="P23" svg:x1="4.1236in" svg:y1="0.1535in" svg:x2="4.4425in" svg:y2="0.4079in"><text:p/></draw:line><draw:line text:anchor-type="paragraph" draw:z-index="23" draw:name="Shape24" draw:style-name="gr4" draw:text-style-name="P23" svg:x1="2.3209in" svg:y1="0.1535in" svg:x2="3.4862in" svg:y2="0.1472in"><text:p/></draw:line><draw:line text:anchor-type="paragraph" draw:z-index="24" draw:name="Shape24" draw:style-name="gr4" draw:text-style-name="P23" svg:x1="4.5016in" svg:y1="0.1146in" svg:x2="5.3677in" svg:y2="0.1146in"><text:p/></draw:line><text:tab/><text:tab/><text:tab/><text:tab/>O<text:span text:style-name="T17">-1</text:span><text:tab/><text:tab/><text:tab/><text:tab/>M<text:tab/><text:tab/><text:tab/>C<text:tab/><text:tab/>O</text:p>
      <text:p text:style-name="P17"><draw:line text:anchor-type="paragraph" draw:z-index="18" draw:name="Shape19" draw:style-name="gr3" draw:text-style-name="P23" svg:x1="1.9618in" svg:y1="0.0008in" svg:x2="1.6689in" svg:y2="0.2091in"><text:p/></draw:line><text:tab/><text:tab/><text:tab/> <text:s text:c="10"/><text:span text:style-name="T9">L</text:span></text:p>
      <text:p text:style-name="Standard"><text:span text:style-name="T36"><text:tab/><text:tab/><text:tab/>M</text:span><text:span text:style-name="T19">0<text:tab/><text:tab/><text:tab/><text:tab/><text:tab/><text:tab/></text:span>O<text:tab/></text:p>
      <text:p text:style-name="Standard"/>
      <text:p text:style-name="P18"><draw:line text:anchor-type="paragraph" draw:z-index="26" draw:name="Shape26" draw:style-name="gr5" draw:text-style-name="P23" svg:x1="1.6756in" svg:y1="0.1425in" svg:x2="1.9358in" svg:y2="0.4091in"><text:p/></draw:line>step 4:<text:tab/><text:tab/><text:tab/><text:span text:style-name="T37">M</text:span><text:span text:style-name="T20">-1</text:span></text:p>
      <text:p text:style-name="P18"><draw:line text:anchor-type="paragraph" draw:z-index="25" draw:name="Shape25" draw:style-name="gr5" draw:text-style-name="P23" svg:x1="1.4283in" svg:y1="0.0028in" svg:x2="1.1547in" svg:y2="0.2366in"><text:p/></draw:line></text:p>
      <text:p text:style-name="P18"><draw:line text:anchor-type="paragraph" draw:z-index="27" draw:name="Shape27" draw:style-name="gr5" draw:text-style-name="P23" svg:x1="2.1181in" svg:y1="0.1756in" svg:x2="2.4047in" svg:y2="0.4358in"><text:p/></draw:line><text:tab/><text:tab/>C<text:span text:style-name="T22">0</text:span><text:tab/><text:tab/><text:span text:style-name="T37">O</text:span><text:span text:style-name="T20">-1</text:span></text:p>
      <text:p text:style-name="P18"/>
      <text:p text:style-name="P18"><text:tab/><text:tab/><text:tab/><text:tab/><text:tab/><text:span text:style-name="T37">P</text:span><text:span text:style-name="T20">0</text:span></text:p>
      <text:p text:style-name="P18"/>
      <text:p text:style-name="P4"/>
      <text:p text:style-name="P10"><text:span text:style-name="T35"/></text:p>
      <text:p text:style-name="P20"><draw:line text:anchor-type="paragraph" draw:z-index="29" draw:name="Shape28" draw:style-name="gr6" draw:text-style-name="P23" svg:x1="0.6535in" svg:y1="0.4169in" svg:x2="0.9528in" svg:y2="0.189in"><text:p/></draw:line><draw:line text:anchor-type="paragraph" draw:z-index="30" draw:name="Shape29" draw:style-name="gr6" draw:text-style-name="P23" svg:x1="1.448in" svg:y1="0.3972in" svg:x2="1.1807in" svg:y2="0.1563in"><text:p/></draw:line><draw:line text:anchor-type="paragraph" draw:z-index="33" draw:name="Shape32" draw:style-name="gr6" draw:text-style-name="P23" svg:x1="4.1492in" svg:y1="0.3646in" svg:x2="4.3972in" svg:y2="0.1429in"><text:p/></draw:line><draw:line text:anchor-type="paragraph" draw:z-index="34" draw:name="Shape33" draw:style-name="gr6" draw:text-style-name="P23" svg:x1="4.9437in" svg:y1="0.3902in" svg:x2="4.6374in" svg:y2="0.1563in"><text:p/></draw:line><text:soft-page-break/>step 5:<text:tab/><text:tab/>M<text:tab/><text:tab/><text:tab/><text:tab/><text:tab/><text:tab/><text:tab/>M<text:span text:style-name="T17">-1</text:span></text:p>
      <text:p text:style-name="P20"><text:tab/><text:tab/><text:tab/><text:tab/><text:tab/> <text:s text:c="6"/>rotate L, <text:span text:style-name="T41">O</text:span></text:p>
      <text:p text:style-name="P19"><draw:line text:anchor-type="paragraph" draw:z-index="28" draw:name="Shape24" draw:style-name="gr4" draw:text-style-name="P23" svg:x1="2.5098in" svg:y1="0.137in" svg:x2="3.6752in" svg:y2="0.1307in"><text:p/></draw:line><draw:line text:anchor-type="paragraph" draw:z-index="31" draw:name="Shape30" draw:style-name="gr6" draw:text-style-name="P23" svg:x1="1.9425in" svg:y1="0.4043in" svg:x2="1.6236in" svg:y2="0.1634in"><text:p/></draw:line><draw:line text:anchor-type="paragraph" draw:z-index="35" draw:name="Shape34" draw:style-name="gr6" draw:text-style-name="P23" svg:x1="4.6055in" svg:y1="0.385in" svg:x2="4.898in" svg:y2="0.1634in"><text:p/></draw:line><draw:line text:anchor-type="paragraph" draw:z-index="36" draw:name="Shape35" draw:style-name="gr6" draw:text-style-name="P23" svg:x1="5.3996in" svg:y1="0.398in" svg:x2="5.0744in" svg:y2="0.1634in"><text:p/></draw:line><text:span text:style-name="T37"><text:tab/>C<text:tab/><text:tab/>O</text:span><text:span text:style-name="T20">-2<text:tab/><text:tab/><text:tab/><text:tab/></text:span><text:span text:style-name="T26"><text:tab/></text:span>C<text:span text:style-name="T20">0</text:span><text:tab/><text:tab/>P<text:span text:style-name="T20">0</text:span></text:p>
      <text:p text:style-name="P20"><text:tab/><text:tab/><text:tab/> <text:s text:c="2"/><text:span text:style-name="T11">R</text:span></text:p>
      <text:p text:style-name="P19"><draw:line text:anchor-type="paragraph" draw:z-index="32" draw:name="Shape31" draw:style-name="gr6" draw:text-style-name="P23" svg:x1="2.411in" svg:y1="0.4315in" svg:x2="2.1118in" svg:y2="0.1772in"><text:p/></draw:line><text:span text:style-name="T37"><text:tab/><text:tab/><text:tab/><text:tab/>P</text:span><text:span text:style-name="T20">-1<text:tab/><text:tab/><text:tab/><text:tab/><text:tab/></text:span>O<text:span text:style-name="T20">0</text:span><text:tab/><text:tab/>U<text:span text:style-name="T20">0</text:span></text:p>
      <text:p text:style-name="P20"><text:tab/><text:tab/><text:tab/><text:tab/><text:tab/></text:p>
      <text:p text:style-name="P20"><text:tab/><text:tab/><text:tab/><text:tab/><text:tab/>U<text:span text:style-name="T17">0</text:span></text:p>
      <text:p text:style-name="Standard"/>
      <text:p text:style-name="Standard"><draw:line text:anchor-type="paragraph" draw:z-index="37" draw:name="Shape36" draw:style-name="gr6" draw:text-style-name="P23" svg:x1="0.7189in" svg:y1="0.3803in" svg:x2="0.9598in" svg:y2="0.1783in"><text:p/></draw:line><draw:line text:anchor-type="paragraph" draw:z-index="38" draw:name="Shape37" draw:style-name="gr6" draw:text-style-name="P23" svg:x1="1.4606in" svg:y1="0.3807in" svg:x2="1.1807in" svg:y2="0.1528in"><text:p/></draw:line><draw:line text:anchor-type="paragraph" draw:z-index="58" draw:name="Shape42" draw:style-name="gr6" draw:text-style-name="P23" svg:x1="4.6311in" svg:y1="0.374in" svg:x2="4.9047in" svg:y2="0.172in"><text:p/></draw:line><draw:line text:anchor-type="paragraph" draw:z-index="59" draw:name="Shape43" draw:style-name="gr6" draw:text-style-name="P23" svg:x1="5.3665in" svg:y1="0.4063in" svg:x2="5.0346in" svg:y2="0.1528in"><text:p/></draw:line>step 6:<text:tab/><text:tab/><text:span text:style-name="T37">M</text:span><text:span text:style-name="T20">-2<text:tab/><text:tab/><text:tab/><text:tab/><text:tab/><text:tab/><text:tab/><text:tab/></text:span>P<text:span text:style-name="T24">0</text:span></text:p>
      <text:p text:style-name="Standard"><text:tab/><text:tab/><text:tab/><text:span text:style-name="T10">R</text:span></text:p>
      <text:p text:style-name="Standard"><draw:line text:anchor-type="paragraph" draw:z-index="39" draw:name="Shape38" draw:style-name="gr6" draw:text-style-name="P23" svg:x1="1.2071in" svg:y1="0.3811in" svg:x2="1.448in" svg:y2="0.1665in"><text:p/></draw:line><draw:line text:anchor-type="paragraph" draw:z-index="40" draw:name="Shape39" draw:style-name="gr6" draw:text-style-name="P23" svg:x1="1.9094in" svg:y1="0.3752in" svg:x2="1.6102in" svg:y2="0.1535in"><text:p/></draw:line><draw:line text:anchor-type="paragraph" draw:z-index="57" draw:name="Shape41" draw:style-name="gr6" draw:text-style-name="P23" svg:x1="4.1102in" svg:y1="0.3815in" svg:x2="4.4228in" svg:y2="0.1598in"><text:p/></draw:line><draw:line text:anchor-type="paragraph" draw:z-index="60" draw:name="Shape44" draw:style-name="gr6" draw:text-style-name="P23" svg:x1="5.0807in" svg:y1="0.4142in" svg:x2="5.3799in" svg:y2="0.1598in"><text:p/></draw:line><draw:line text:anchor-type="paragraph" draw:z-index="61" draw:name="Shape45" draw:style-name="gr6" draw:text-style-name="P23" svg:x1="5.8681in" svg:y1="0.4079in" svg:x2="5.5626in" svg:y2="0.1598in"><text:p/></draw:line><text:tab/><text:span text:style-name="T37">C</text:span><text:span text:style-name="T20">0</text:span><text:span text:style-name="T37"><text:tab/><text:tab/>P</text:span><text:span text:style-name="T20">-1<text:tab/><text:tab/> </text:span><text:s text:c="4"/><text:span text:style-name="T41">rotate L, M<text:tab/></text:span><text:tab/><text:span text:style-name="T18"><text:tab/></text:span>M<text:span text:style-name="T24">1</text:span><text:tab/><text:tab/>U<text:span text:style-name="T24">0</text:span></text:p>
      <text:p text:style-name="Standard"><draw:line text:anchor-type="paragraph" draw:z-index="42" draw:name="Shape51" draw:style-name="gr4" draw:text-style-name="P23" svg:x1="2.6583in" svg:y1="0.1437in" svg:x2="3.6937in" svg:y2="0.1374in"><text:p/></draw:line><text:tab/><text:tab/><text:tab/><text:tab/></text:p>
      <text:p text:style-name="Standard"><draw:line text:anchor-type="paragraph" draw:z-index="41" draw:name="Shape40" draw:style-name="gr6" draw:text-style-name="P23" svg:x1="2.4307in" svg:y1="0.4087in" svg:x2="2.1508in" svg:y2="0.1807in"><text:p/></draw:line><text:tab/><text:tab/><text:span text:style-name="T37">O</text:span><text:span text:style-name="T20">0</text:span><text:span text:style-name="T37"><text:tab/><text:tab/>U</text:span><text:span text:style-name="T20">-1<text:tab/><text:tab/><text:tab/><text:tab/></text:span>C<text:span text:style-name="T24">0</text:span><text:tab/><text:tab/><text:span text:style-name="T39">O</text:span><text:span text:style-name="T23">0</text:span><text:span text:style-name="T39"><text:tab/><text:tab/>T</text:span><text:span text:style-name="T23">0</text:span></text:p>
      <text:p text:style-name="Standard"><text:tab/><text:tab/><text:tab/><text:tab/></text:p>
      <text:p text:style-name="Standard"><text:tab/><text:tab/><text:tab/><text:tab/><text:tab/><text:span text:style-name="T37">T</text:span><text:span text:style-name="T20">0<text:tab/><text:tab/><text:tab/></text:span></text:p>
      <text:p text:style-name="Standard"/>
      <text:p text:style-name="P21"><draw:line text:anchor-type="paragraph" draw:z-index="46" draw:name="Shape55" draw:style-name="gr6" draw:text-style-name="P23" svg:x1="1.148in" svg:y1="0.3996in" svg:x2="1.4154in" svg:y2="0.178in"><text:p/></draw:line><draw:line text:anchor-type="paragraph" draw:z-index="47" draw:name="Shape56" draw:style-name="gr6" draw:text-style-name="P23" svg:x1="1.9421in" svg:y1="0.3925in" svg:x2="1.6366in" svg:y2="0.1709in"><text:p/></draw:line>step 7:<text:tab/><text:tab/><text:tab/><text:span text:style-name="T40">P</text:span><text:span text:style-name="T17">1</text:span></text:p>
      <text:p text:style-name="P21"/>
      <text:p text:style-name="P21"><draw:line text:anchor-type="paragraph" draw:z-index="44" draw:name="Shape53" draw:style-name="gr6" draw:text-style-name="P23" svg:x1="0.5882in" svg:y1="0.3972in" svg:x2="0.9598in" svg:y2="0.1457in"><text:p/></draw:line><draw:line text:anchor-type="paragraph" draw:z-index="45" draw:name="Shape54" draw:style-name="gr6" draw:text-style-name="P23" svg:x1="1.6102in" svg:y1="0.3776in" svg:x2="1.8902in" svg:y2="0.1693in"><text:p/></draw:line><draw:line text:anchor-type="paragraph" draw:z-index="48" draw:name="Shape57" draw:style-name="gr6" draw:text-style-name="P23" svg:x1="2.4307in" svg:y1="0.4126in" svg:x2="2.0925in" svg:y2="0.1654in"><text:p/></draw:line><text:tab/><text:tab/>M<text:span text:style-name="T17">1</text:span><text:tab/><text:tab/><text:span text:style-name="T40">U</text:span><text:span text:style-name="T17">-1</text:span></text:p>
      <text:p text:style-name="P21"/>
      <text:p text:style-name="P22"><draw:line text:anchor-type="paragraph" draw:z-index="43" draw:name="Shape52" draw:style-name="gr6" draw:text-style-name="P23" svg:x1="0.8815in" svg:y1="0.4071in" svg:x2="0.6272in" svg:y2="0.1791in"><text:p/></draw:line><text:span text:style-name="T38"><text:tab/>C</text:span><text:span text:style-name="T21">-1</text:span><text:span text:style-name="T38"><text:tab/><text:tab/>O</text:span><text:span text:style-name="T21">0</text:span><text:span text:style-name="T38"><text:tab/><text:tab/></text:span>T<text:span text:style-name="T21">0</text:span></text:p>
      <text:p text:style-name="P21"/>
      <text:p text:style-name="P21"><text:tab/><text:tab/>E<text:span text:style-name="T17">0</text:span></text:p>
      <text:p text:style-name="P21"><text:span text:style-name="T17"/></text:p>
      <text:p text:style-name="Standard"><draw:line text:anchor-type="paragraph" draw:z-index="51" draw:name="Shape60" draw:style-name="gr6" draw:text-style-name="P23" svg:x1="1.1161in" svg:y1="0.3827in" svg:x2="1.4606in" svg:y2="0.1547in"><text:p/></draw:line><draw:line text:anchor-type="paragraph" draw:z-index="52" draw:name="Shape61" draw:style-name="gr6" draw:text-style-name="P23" svg:x1="1.9752in" svg:y1="0.4213in" svg:x2="1.6626in" svg:y2="0.1547in"><text:p/></draw:line><draw:line text:anchor-type="paragraph" draw:z-index="64" draw:name="Shape48" draw:style-name="gr6" draw:text-style-name="P23" svg:x1="4.5791in" svg:y1="0.4in" svg:x2="4.8783in" svg:y2="0.1457in"><text:p/></draw:line><draw:line text:anchor-type="paragraph" draw:z-index="65" draw:name="Shape49" draw:style-name="gr6" draw:text-style-name="P23" svg:x1="5.3866in" svg:y1="0.387in" svg:x2="5.0866in" svg:y2="0.1327in"><text:p/></draw:line>step 8:<text:tab/><text:tab/><text:tab/><text:span text:style-name="T40">P</text:span><text:span text:style-name="T24">0<text:tab/><text:tab/><text:tab/><text:tab/><text:tab/><text:tab/><text:tab/></text:span>P<text:span text:style-name="T25">0</text:span></text:p>
      <text:p text:style-name="Standard"><text:tab/><text:tab/><text:tab/><text:tab/><text:tab/><text:tab/><text:span text:style-name="T40">rotate L, C</text:span></text:p>
      <text:p text:style-name="Standard"><draw:line text:anchor-type="paragraph" draw:z-index="50" draw:name="Shape59" draw:style-name="gr6" draw:text-style-name="P23" svg:x1="0.6402in" svg:y1="0.3772in" svg:x2="0.9791in" svg:y2="0.1618in"><text:p/></draw:line><draw:line text:anchor-type="paragraph" draw:z-index="53" draw:name="Shape62" draw:style-name="gr6" draw:text-style-name="P23" svg:x1="1.7799in" svg:y1="0.3618in" svg:x2="1.9555in" svg:y2="0.1728in"><text:p/></draw:line><draw:line text:anchor-type="paragraph" draw:z-index="54" draw:name="Shape63" draw:style-name="gr6" draw:text-style-name="P23" svg:x1="2.4307in" svg:y1="0.422in" svg:x2="2.1055in" svg:y2="0.1492in"><text:p/></draw:line><draw:line text:anchor-type="paragraph" draw:z-index="62" draw:name="Shape46" draw:style-name="gr6" draw:text-style-name="P23" svg:x1="4.0972in" svg:y1="0.3681in" svg:x2="4.3972in" svg:y2="0.1535in"><text:p/></draw:line><draw:line text:anchor-type="paragraph" draw:z-index="66" draw:name="Shape50" draw:style-name="gr6" draw:text-style-name="P23" svg:x1="5.1909in" svg:y1="0.3937in" svg:x2="5.3992in" svg:y2="0.1854in"><text:p/></draw:line><draw:line text:anchor-type="paragraph" draw:z-index="67" draw:name="Shape66" draw:style-name="gr6" draw:text-style-name="P23" svg:x1="5.9138in" svg:y1="0.3815in" svg:x2="5.5882in" svg:y2="0.1598in"><text:p/></draw:line><draw:line text:anchor-type="paragraph" draw:z-index="69" draw:name="Shape51" draw:style-name="gr4" draw:text-style-name="P23" svg:x1="2.7492in" svg:y1="0.1264in" svg:x2="3.7846in" svg:y2="0.1201in"><text:p/></draw:line><text:tab/><text:tab/>M<text:span text:style-name="T24">2</text:span><text:tab/><text:tab/><text:span text:style-name="T40">U</text:span><text:span text:style-name="T21">1<text:tab/><text:tab/><text:tab/><text:tab/></text:span><text:tab/><text:span text:style-name="T41">M</text:span><text:span text:style-name="T25">2</text:span><text:tab/><text:tab/>U<text:span text:style-name="T24">1</text:span></text:p>
      <text:p text:style-name="Standard"><text:tab/> <text:s text:c="7"/><text:span text:style-name="T9"><text:s/></text:span><text:span text:style-name="T12">L</text:span></text:p>
      <text:p text:style-name="Standard"><draw:line text:anchor-type="paragraph" draw:z-index="49" draw:name="Shape58" draw:style-name="gr6" draw:text-style-name="P23" svg:x1="0.9661in" svg:y1="0.4362in" svg:x2="0.6272in" svg:y2="0.1626in"><text:p/></draw:line><draw:line text:anchor-type="paragraph" draw:z-index="55" draw:name="Shape64" draw:style-name="gr6" draw:text-style-name="P23" svg:x1="2.0268in" svg:y1="0.4236in" svg:x2="1.7984in" svg:y2="0.1764in"><text:p/></draw:line><draw:line text:anchor-type="paragraph" draw:z-index="63" draw:name="Shape47" draw:style-name="gr6" draw:text-style-name="P23" svg:x1="3.6028in" svg:y1="0.3819in" svg:x2="3.9091in" svg:y2="0.1535in"><text:p/></draw:line><text:tab/>C<text:span text:style-name="T17">-</text:span><text:span text:style-name="T21">1</text:span><text:tab/> <text:s text:c="6"/><text:tab/> <text:s text:c="3"/>O<text:span text:style-name="T17">-</text:span><text:span text:style-name="T21">1</text:span><text:tab/><text:tab/>T<text:span text:style-name="T21">0<text:tab/><text:tab/><text:tab/></text:span>E<text:span text:style-name="T25">1</text:span><text:tab/> <text:s text:c="14"/>O<text:span text:style-name="T17">-</text:span><text:span text:style-name="T24">1</text:span><text:tab/><text:tab/>T<text:span text:style-name="T24">0</text:span></text:p>
      <text:p text:style-name="Standard"><draw:line text:anchor-type="paragraph" draw:z-index="68" draw:name="Shape67" draw:style-name="gr6" draw:text-style-name="P23" svg:x1="5.3929in" svg:y1="0.2291in" svg:x2="5.25in" svg:y2="0.0075in"><text:p/></draw:line><text:tab/> <text:s text:c="2"/><text:span text:style-name="T13">R</text:span></text:p>
      <text:p text:style-name="Standard"><text:tab/><text:tab/>E<text:span text:style-name="T21">0</text:span><text:tab/><text:tab/><text:span text:style-name="T40">R0<text:tab/><text:tab/><text:tab/>C</text:span><text:span text:style-name="T24">0</text:span><text:span text:style-name="T40"><text:tab/><text:tab/><text:tab/><text:tab/>R</text:span><text:span text:style-name="T24">0</text:span></text:p>
      <text:p text:style-name="P20"><draw:line text:anchor-type="paragraph" draw:z-index="77" draw:name="Shape51" draw:style-name="gr4" draw:text-style-name="P23" svg:x1="5.1319in" svg:y1="0.1055in" svg:x2="2.7102in" svg:y2="0.7575in"><text:p/></draw:line></text:p>
      <text:p text:style-name="P20"><draw:line text:anchor-type="paragraph" draw:z-index="71" draw:name="Shape69" draw:style-name="gr6" draw:text-style-name="P23" svg:x1="1.1161in" svg:y1="0.3642in" svg:x2="1.4287in" svg:y2="0.1752in"><text:p/></draw:line><draw:line text:anchor-type="paragraph" draw:z-index="72" draw:name="Shape70" draw:style-name="gr6" draw:text-style-name="P23" svg:x1="1.9559in" svg:y1="0.4098in" svg:x2="1.6043in" svg:y2="0.1752in"><text:p/></draw:line><text:tab/><text:tab/><text:tab/><text:span text:style-name="T41">P</text:span><text:span text:style-name="T25">-1</text:span></text:p>
      <text:p text:style-name="P20"><text:tab/><text:tab/><text:tab/><text:tab/><text:tab/><text:tab/><text:tab/><text:tab/> <text:s text:c="2"/><text:span text:style-name="T41">rotate R, M</text:span></text:p>
      <text:p text:style-name="P20"><draw:line text:anchor-type="paragraph" draw:z-index="70" draw:name="Shape68" draw:style-name="gr6" draw:text-style-name="P23" svg:x1="0.6075in" svg:y1="0.3709in" svg:x2="0.9528in" svg:y2="0.1626in"><text:p/></draw:line><draw:line text:anchor-type="paragraph" draw:z-index="73" draw:name="Shape71" draw:style-name="gr6" draw:text-style-name="P23" svg:x1="1.272in" svg:y1="0.3909in" svg:x2="1.1028in" svg:y2="0.1827in"><text:p/></draw:line><draw:line text:anchor-type="paragraph" draw:z-index="74" draw:name="Shape72" draw:style-name="gr6" draw:text-style-name="P23" svg:x1="1.7535in" svg:y1="0.3843in" svg:x2="1.9618in" svg:y2="0.1827in"><text:p/></draw:line><draw:line text:anchor-type="paragraph" draw:z-index="75" draw:name="Shape73" draw:style-name="gr6" draw:text-style-name="P23" svg:x1="2.463in" svg:y1="0.4035in" svg:x2="2.1311in" svg:y2="0.1626in"><text:p/></draw:line><text:tab/><text:tab/><text:span text:style-name="T41">E</text:span><text:span text:style-name="T25">0</text:span><text:span text:style-name="T41"><text:tab/><text:tab/>U</text:span><text:span text:style-name="T25">1</text:span></text:p>
      <text:p text:style-name="P20"/>
      <text:p text:style-name="P20"><text:tab/><text:span text:style-name="T41">C</text:span><text:span text:style-name="T25">0</text:span><text:span text:style-name="T41"><text:tab/> <text:s text:c="6"/>M</text:span><text:span text:style-name="T25">0 </text:span><text:span text:style-name="T41"><text:s text:c="4"/>O</text:span><text:span text:style-name="T25">-1</text:span><text:span text:style-name="T41"><text:tab/><text:tab/>T</text:span><text:span text:style-name="T25">0</text:span></text:p>
      <text:p text:style-name="P20"><draw:line text:anchor-type="paragraph" draw:z-index="76" draw:name="Shape74" draw:style-name="gr6" draw:text-style-name="P23" svg:x1="1.9618in" svg:y1="0.2in" svg:x2="1.7992in" svg:y2="0.0043in"><text:p/></draw:line></text:p>
      <text:p text:style-name="P20"><text:tab/><text:tab/><text:tab/><text:tab/><text:span text:style-name="T41">R</text:span><text:span text:style-name="T25">0</text:span></text:p>
      <text:p text:style-name="P20"/>
      <text:p text:style-name="P5">7) <text:span text:style-name="T27">I would select </text:span><text:span text:style-name="T28">insertion sort</text:span><text:span text:style-name="T30"> as the algorithm of choice. The reason being is the inner while loop of insertion sort only executes once if the adjacent element is greater than the current. So, it behaves close to O(n). Since the input array is close to being sorted in non-descending order, time complexity is approximated to O(n) with the exception of the one out of order number.</text:span></text:p>
      <text:p text:style-name="P11"/>
      <text:p text:style-name="P11"/>
      <text:p text:style-name="P11"/>
      <text:p text:style-name="P11"/>
      <text:p text:style-name="P11"/>
      <text:p text:style-name="P11"><text:soft-page-break/></text:p>
      <text:p text:style-name="P6"><text:span text:style-name="T29">8</text:span><text:span text:style-name="T31">a</text:span><text:span text:style-name="T29">) </text:span><text:span text:style-name="T31">A[4] = [4, 3, 2, 1]</text:span></text:p>
      <text:p text:style-name="P12">pairs: i,j → a[i], a[j]</text:p>
      <text:p text:style-name="P12">0,1 → 4, 3</text:p>
      <text:p text:style-name="P12">0,2 → 4, 2</text:p>
      <text:p text:style-name="P12">0,3 → 4, 1</text:p>
      <text:p text:style-name="P12">1,2 → 3, 2</text:p>
      <text:p text:style-name="P12">1,3 → 3, 1</text:p>
      <text:p text:style-name="P12">2,3 → 2, 1</text:p>
      <text:p text:style-name="P13">6 inversions</text:p>
      <text:p text:style-name="P13"/>
      <text:p text:style-name="P14">8b) A[6] = [6, 5, 4, 3, 2, 1]</text:p>
      <text:p text:style-name="P14">0,1 → 6, 5</text:p>
      <text:p text:style-name="P14">0,2 → 6, 4</text:p>
      <text:p text:style-name="P14">0,3 → 6, 3</text:p>
      <text:p text:style-name="P14">0,4 → 6, 2</text:p>
      <text:p text:style-name="P14">0,5 → 6, 1</text:p>
      <text:p text:style-name="P14">1,2 → 5, 4</text:p>
      <text:p text:style-name="P14">1,3 → 5, 3</text:p>
      <text:p text:style-name="P14">1,4 → 5, 2</text:p>
      <text:p text:style-name="P14">1,5 → 5, 1</text:p>
      <text:p text:style-name="P14">2,3 → 4, 3</text:p>
      <text:p text:style-name="P14">2,4 → 4, 2</text:p>
      <text:p text:style-name="P14">2,5 → 4, 1</text:p>
      <text:p text:style-name="P14">3,4 → 3, 2</text:p>
      <text:p text:style-name="P14">3,5 → 3, 1</text:p>
      <text:p text:style-name="P14">4,5 → 2, 1</text:p>
      <text:p text:style-name="P13">15 inversions</text:p>
      <text:p text:style-name="P13"/>
      <text:p text:style-name="P7">8c) <text:span text:style-name="T32">the largest amount of inversions is the sum of n from 0 to n -1</text:span></text:p>
      <text:p text:style-name="P15"/>
      <text:p text:style-name="Standard"><text:span text:style-name="T33"><text:tab/><text:tab/><text:tab/></text:span><text:span text:style-name="T34"><text:tab/>∑</text:span><text:span text:style-name="T5">0</text:span><text:span text:style-name="T14">n-1 </text:span><text:span text:style-name="T2">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Arrowheads_20_1" draw:display-name="Arrowheads 1" svg:viewBox="0 0 1122 2243" svg:d="M0 2108v17 17l12 42 30 34 38 21 43 4 29-8 30-21 25-26 13-34 343-1532 339 1520 13 42 29 34 39 21 42 4 42-12 34-30 21-42v-39-12l-4 4-440-1998-9-42-25-39-38-25-43-8-42 8-38 25-26 39-8 42z"/>
    <draw:marker draw:name="Square" svg:viewBox="0 0 10 10" svg:d="M0 0h10v10h-1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18:09:57.384802038</meta:creation-date>
    <dc:date>2020-02-11T20:26:00.984251831</dc:date>
    <meta:editing-duration>PT19M43S</meta:editing-duration>
    <meta:editing-cycles>3</meta:editing-cycles>
    <meta:generator>LibreOffice/6.0.7.3$Linux_X86_64 LibreOffice_project/00m0$Build-3</meta:generator>
    <meta:document-statistic meta:table-count="0" meta:image-count="0" meta:object-count="0" meta:page-count="4" meta:paragraph-count="112" meta:word-count="785" meta:character-count="3767" meta:non-whitespace-character-count="2715"/>
  </office:meta>
</office:document-meta>
</file>